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7.599cm" svg:y="0.637cm">
            <draw:object draw:notify-on-update-of-ranges="Sheet1.A3:Sheet1.A6 Sheet1.B2:Sheet1.B2 Sheet1.B3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8cm" svg:x="7.881cm" svg:y="11.418cm">
            <draw:object draw:notify-on-update-of-ranges="Sheet1.A27:Sheet1.A34 Sheet1.B26:Sheet1.B26 Sheet1.B27:Sheet1.B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8.989cm" svg:x="8.286cm" svg:y="22.233cm">
            <draw:object draw:notify-on-update-of-ranges="Sheet1.A55:Sheet1.A58 Sheet1.B54:Sheet1.B54 Sheet1.B55:Sheet1.B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2n+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number-rows-repeated="18">
          <table:table-cell table:number-columns-repeated="3"/>
        </table:table-row>
        <table:table-row table:style-name="ro1">
          <table:table-cell office:value-type="string" calcext:value-type="string">
            <text:p>E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039" calcext:value-type="float">
            <text:p>47039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4008" calcext:value-type="float">
            <text:p>104008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9551" calcext:value-type="float">
            <text:p>159551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14136" calcext:value-type="float">
            <text:p>21413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4286" calcext:value-type="float">
            <text:p>274286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office:value-type="string" calcext:value-type="string">
            <text:p>E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op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49" calcext:value-type="float">
            <text:p>29949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3901" calcext:value-type="float">
            <text:p>63901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805" calcext:value-type="float">
            <text:p>99805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35805" calcext:value-type="float">
            <text:p>13580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3613" calcext:value-type="float">
            <text:p>1736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8:39:01.4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0:56:10.997667026</meta:creation-date>
    <dc:date>2025-02-17T00:20:09.891000000</dc:date>
    <meta:editing-duration>PT6H22M1S</meta:editing-duration>
    <meta:editing-cycles>28</meta:editing-cycles>
    <meta:generator>LibreOffice/24.8.4.2$Windows_X86_64 LibreOffice_project/bb3cfa12c7b1bf994ecc5649a80400d06cd71002</meta:generator>
    <meta:document-statistic meta:table-count="1" meta:cell-count="38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Sheet1.A3:Sheet1.B6 Sheet1.B2:Sheet1.B2" chart:data-source-has-labels="row" svg:x="1.32cm" svg:y="0.18cm" svg:width="14.359cm" svg:height="7.675cm">
          <chart:coordinate-region svg:x="1.971cm" svg:y="0.382cm" svg:width="13.506cm" svg:height="6.82cm"/>
          <chart:axis chart:dimension="x" chart:name="primary-x" chart:style-name="ch3">
            <chart:title svg:x="7.25cm" svg:y="8.035cm" chart:style-name="ch4">
              <text:p><text:span text:style-name="T1">number of nodes</text:span></text:p>
            </chart:title>
          </chart:axis>
          <chart:axis chart:dimension="y" chart:name="primary-y" chart:style-name="ch5">
            <chart:title svg:x="0.451cm" svg:y="4.816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B3:Sheet1.B6" chart:label-cell-address="Sheet1.B2:Sheet1.B2" chart:class="chart:scatter">
            <chart:domain table:cell-range-address="Sheet1.A3:Sheet1.A6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6</svg:desc>
                </draw:g>
              </table:table-cell>
              <table:table-cell office:value-type="float" office:value="7">
                <text:p>7</text:p>
                <draw:g>
                  <svg:desc>Sheet1.B3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1.A27:Sheet1.B34 Sheet1.B26:Sheet1.B26" chart:data-source-has-labels="row" svg:x="1.32cm" svg:y="0.179cm" svg:width="14.358cm" svg:height="7.66cm">
          <chart:coordinate-region svg:x="2.772cm" svg:y="0.381cm" svg:width="12.404cm" svg:height="6.805cm"/>
          <chart:axis chart:dimension="x" chart:name="primary-x" chart:style-name="ch3">
            <chart:title svg:x="7.577cm" svg:y="8.018cm" chart:style-name="ch4">
              <text:p><text:span text:style-name="T1">size of array</text:span></text:p>
            </chart:title>
          </chart:axis>
          <chart:axis chart:dimension="y" chart:name="primary-y" chart:style-name="ch5">
            <chart:title svg:x="0.451cm" svg:y="4.808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B27:Sheet1.B34" chart:label-cell-address="Sheet1.B26:Sheet1.B26" chart:class="chart:scatter">
            <chart:domain table:cell-range-address="Sheet1.A27:Sheet1.A34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7:Sheet1.A34</svg:desc>
                </draw:g>
              </table:table-cell>
              <table:table-cell office:value-type="float" office:value="47039">
                <text:p>47039</text:p>
                <draw:g>
                  <svg:desc>Sheet1.B27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104008">
                <text:p>10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159551">
                <text:p>159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214136">
                <text:p>214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74286">
                <text:p>27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cm" xlink:href=".." xlink:type="simple" chart:class="chart:scatter" chart:style-name="ch1">
        <chart:plot-area chart:style-name="ch2" table:cell-range-address="Sheet1.A55:Sheet1.B58 Sheet1.B54:Sheet1.B54" chart:data-source-has-labels="row" svg:x="1.32cm" svg:y="0.179cm" svg:width="14.358cm" svg:height="7.661cm">
          <chart:coordinate-region svg:x="2.772cm" svg:y="0.381cm" svg:width="12.504cm" svg:height="6.806cm"/>
          <chart:axis chart:dimension="x" chart:name="primary-x" chart:style-name="ch3">
            <chart:title svg:x="7.577cm" svg:y="8.019cm" chart:style-name="ch4">
              <text:p><text:span text:style-name="T1">size of array</text:span></text:p>
            </chart:title>
          </chart:axis>
          <chart:axis chart:dimension="y" chart:name="primary-y" chart:style-name="ch5">
            <chart:title svg:x="0.451cm" svg:y="4.808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B55:Sheet1.B58" chart:label-cell-address="Sheet1.B54:Sheet1.B54" chart:class="chart:scatter">
            <chart:domain table:cell-range-address="Sheet1.A55:Sheet1.A5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Sheet1.B54:Sheet1.B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55:Sheet1.A58</svg:desc>
                </draw:g>
              </table:table-cell>
              <table:table-cell office:value-type="float" office:value="29949">
                <text:p>29949</text:p>
                <draw:g>
                  <svg:desc>Sheet1.B55:Sheet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63901">
                <text:p>63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99805">
                <text:p>99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35805">
                <text:p>1358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